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in Moden Math" svg:font-family="'Latin Moden Math'"/>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4" style:family="table-row">
      <style:table-row-properties style:min-row-height="1.748cm"/>
    </style:style>
    <style:style style:name="P1" style:family="paragraph" style:parent-style-name="Text_20_body">
      <style:text-properties officeooo:rsid="00044267" officeooo:paragraph-rsid="00044267"/>
    </style:style>
    <style:style style:name="P2" style:family="paragraph" style:parent-style-name="Text_20_body">
      <style:text-properties officeooo:paragraph-rsid="000704a0"/>
    </style:style>
    <style:style style:name="P3" style:family="paragraph" style:parent-style-name="Text_20_body" style:list-style-name="L3">
      <style:text-properties officeooo:paragraph-rsid="000704a0"/>
    </style:style>
    <style:style style:name="P4" style:family="paragraph" style:parent-style-name="Text_20_body" style:list-style-name="L3">
      <style:text-properties officeooo:rsid="0007f0a4" officeooo:paragraph-rsid="0007f0a4"/>
    </style:style>
    <style:style style:name="P5" style:family="paragraph" style:parent-style-name="Text_20_body">
      <style:text-properties officeooo:rsid="000d00cb" officeooo:paragraph-rsid="00044267"/>
    </style:style>
    <style:style style:name="P6" style:family="paragraph" style:parent-style-name="Text_20_body">
      <style:text-properties officeooo:rsid="000d00cb" officeooo:paragraph-rsid="000d00cb"/>
    </style:style>
    <style:style style:name="P7" style:family="paragraph" style:parent-style-name="Text_20_body">
      <style:text-properties officeooo:rsid="000d1141" officeooo:paragraph-rsid="000d1141"/>
    </style:style>
    <style:style style:name="P8" style:family="paragraph" style:parent-style-name="Text_20_body" style:list-style-name="L4">
      <style:text-properties officeooo:rsid="000d1141" officeooo:paragraph-rsid="000d1141"/>
    </style:style>
    <style:style style:name="P9" style:family="paragraph" style:parent-style-name="Text_20_body" style:list-style-name="L4"/>
    <style:style style:name="P10" style:family="paragraph" style:parent-style-name="Text_20_body" style:list-style-name="L4">
      <style:text-properties officeooo:paragraph-rsid="000e990e"/>
    </style:style>
    <style:style style:name="P11" style:family="paragraph" style:parent-style-name="Text_20_body" style:list-style-name="L4">
      <style:text-properties officeooo:paragraph-rsid="000f2758"/>
    </style:style>
    <style:style style:name="P12" style:family="paragraph" style:parent-style-name="Text_20_body">
      <style:text-properties fo:font-variant="normal" fo:text-transform="none" fo:color="#222222" style:font-name="Liberation Serif" fo:font-size="12pt" fo:letter-spacing="normal" fo:font-style="normal" fo:font-weight="normal" officeooo:rsid="000d1141" officeooo:paragraph-rsid="000d1141"/>
    </style:style>
    <style:style style:name="P13" style:family="paragraph" style:parent-style-name="Text_20_body" style:list-style-name="L9">
      <style:text-properties officeooo:paragraph-rsid="000e990e"/>
    </style:style>
    <style:style style:name="P14" style:family="paragraph" style:parent-style-name="Text_20_body" style:list-style-name="L6">
      <style:text-properties officeooo:rsid="000e990e" officeooo:paragraph-rsid="000e990e"/>
    </style:style>
    <style:style style:name="P15" style:family="paragraph" style:parent-style-name="Text_20_body" style:list-style-name="L4">
      <style:text-properties fo:font-weight="bold" officeooo:rsid="000d1141" officeooo:paragraph-rsid="000d1141" style:font-weight-asian="bold" style:font-weight-complex="bold"/>
    </style:style>
    <style:style style:name="P16" style:family="paragraph" style:parent-style-name="Text_20_body" style:list-style-name="L10">
      <style:text-properties officeooo:paragraph-rsid="000f2758"/>
    </style:style>
    <style:style style:name="P17" style:family="paragraph" style:parent-style-name="Text_20_body" style:list-style-name="L10">
      <style:text-properties officeooo:rsid="000f2758" officeooo:paragraph-rsid="000f2758"/>
    </style:style>
    <style:style style:name="P18" style:family="paragraph" style:parent-style-name="Table_20_Contents">
      <style:paragraph-properties fo:text-align="center" style:justify-single-word="false"/>
      <style:text-properties fo:font-style="italic" officeooo:rsid="00024e48" officeooo:paragraph-rsid="00024e48" style:font-style-asian="italic" style:font-style-complex="italic"/>
    </style:style>
    <style:style style:name="P19" style:family="paragraph" style:parent-style-name="Table_20_Contents">
      <style:text-properties officeooo:rsid="00044267" officeooo:paragraph-rsid="0004bf3d"/>
    </style:style>
    <style:style style:name="P20" style:family="paragraph" style:parent-style-name="Table_20_Contents">
      <style:paragraph-properties fo:text-align="center" style:justify-single-word="false"/>
      <style:text-properties officeooo:rsid="00044267" officeooo:paragraph-rsid="00044267"/>
    </style:style>
    <style:style style:name="P21" style:family="paragraph" style:parent-style-name="Table_20_Contents">
      <style:paragraph-properties fo:text-align="center" style:justify-single-word="false"/>
      <style:text-properties officeooo:rsid="00044267" officeooo:paragraph-rsid="0004bf3d"/>
    </style:style>
    <style:style style:name="P22" style:family="paragraph" style:parent-style-name="Table_20_Contents">
      <style:text-properties officeooo:rsid="0004bf3d" officeooo:paragraph-rsid="0004bf3d"/>
    </style:style>
    <style:style style:name="P23" style:family="paragraph" style:parent-style-name="Standard">
      <style:text-properties officeooo:rsid="00024e48"/>
    </style:style>
    <style:style style:name="P24" style:family="paragraph" style:parent-style-name="Standard">
      <style:text-properties officeooo:rsid="00024e48" officeooo:paragraph-rsid="00024e48"/>
    </style:style>
    <style:style style:name="P25" style:family="paragraph" style:parent-style-name="Standard" style:list-style-name="L1">
      <style:text-properties officeooo:rsid="00024e48" officeooo:paragraph-rsid="00024e48"/>
    </style:style>
    <style:style style:name="P26" style:family="paragraph" style:parent-style-name="Standard" style:list-style-name="L1">
      <style:text-properties officeooo:paragraph-rsid="00024e48"/>
    </style:style>
    <style:style style:name="P27" style:family="paragraph" style:parent-style-name="Standard" style:list-style-name="L2">
      <style:text-properties officeooo:paragraph-rsid="00024e48"/>
    </style:style>
    <style:style style:name="P28" style:family="paragraph" style:parent-style-name="Standard" style:list-style-name="L1">
      <style:text-properties officeooo:rsid="00024e48" officeooo:paragraph-rsid="00024e48" fo:background-color="#fff200"/>
    </style:style>
    <style:style style:name="P29" style:family="paragraph" style:parent-style-name="Standard">
      <style:text-properties officeooo:rsid="000692b2" officeooo:paragraph-rsid="000692b2"/>
    </style:style>
    <style:style style:name="P30" style:family="paragraph" style:parent-style-name="Standard" style:list-style-name="L4">
      <style:text-properties officeooo:paragraph-rsid="000e990e"/>
    </style:style>
    <style:style style:name="T1" style:family="text">
      <style:text-properties officeooo:rsid="00024e48"/>
    </style:style>
    <style:style style:name="T2" style:family="text">
      <style:text-properties officeooo:rsid="00044267"/>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00704a0" style:font-style-asian="italic" style:font-style-complex="italic"/>
    </style:style>
    <style:style style:name="T6" style:family="text">
      <style:text-properties fo:font-style="italic" fo:font-weight="normal" officeooo:rsid="000d1141"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officeooo:rsid="000704a0" style:font-style-asian="normal" style:font-style-complex="normal"/>
    </style:style>
    <style:style style:name="T9" style:family="text">
      <style:text-properties fo:font-style="normal" officeooo:rsid="0007f0a4" style:font-style-asian="normal" style:font-style-complex="normal"/>
    </style:style>
    <style:style style:name="T10" style:family="text">
      <style:text-properties fo:font-style="normal" officeooo:rsid="00084e41" style:font-style-asian="normal" style:font-style-complex="normal"/>
    </style:style>
    <style:style style:name="T11" style:family="text">
      <style:text-properties fo:font-style="normal" officeooo:rsid="0009597a" style:font-style-asian="normal" style:font-style-complex="normal"/>
    </style:style>
    <style:style style:name="T12" style:family="text">
      <style:text-properties fo:font-style="normal" officeooo:rsid="000ae165" style:font-style-asian="normal" style:font-style-complex="normal"/>
    </style:style>
    <style:style style:name="T13" style:family="text">
      <style:text-properties fo:font-style="normal" officeooo:rsid="000c6468" style:font-style-asian="normal" style:font-style-complex="normal"/>
    </style:style>
    <style:style style:name="T14" style:family="text">
      <style:text-properties fo:font-style="normal" officeooo:rsid="000d1141" style:font-style-asian="normal" style:font-style-complex="normal"/>
    </style:style>
    <style:style style:name="T15" style:family="text">
      <style:text-properties fo:font-style="normal" officeooo:rsid="000e990e"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bold" officeooo:rsid="000d1141" style:font-style-asian="normal" style:font-weight-asian="bold" style:font-style-complex="normal" style:font-weight-complex="bold"/>
    </style:style>
    <style:style style:name="T18" style:family="text">
      <style:text-properties fo:font-style="normal" fo:font-weight="bold" officeooo:rsid="000f2758" style:font-style-asian="normal" style:font-weight-asian="bold" style:font-style-complex="normal" style:font-weight-complex="bold"/>
    </style:style>
    <style:style style:name="T19" style:family="text">
      <style:text-properties fo:font-style="normal" style:text-underline-style="solid" style:text-underline-width="auto" style:text-underline-color="font-color"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normal" fo:font-weight="normal" officeooo:rsid="000e990e" style:font-style-asian="normal" style:font-weight-asian="normal" style:font-style-complex="normal" style:font-weight-complex="normal"/>
    </style:style>
    <style:style style:name="T22" style:family="text">
      <style:text-properties fo:font-style="normal" fo:font-weight="normal" officeooo:rsid="000f2758" style:font-style-asian="normal" style:font-weight-asian="normal" style:font-style-complex="normal" style:font-weight-complex="normal"/>
    </style:style>
    <style:style style:name="T23" style:family="text">
      <style:text-properties officeooo:rsid="0004bf3d"/>
    </style:style>
    <style:style style:name="T24" style:family="text">
      <style:text-properties style:text-underline-style="solid" style:text-underline-width="auto" style:text-underline-color="font-color"/>
    </style:style>
    <style:style style:name="T25" style:family="text">
      <style:text-properties officeooo:rsid="000692b2"/>
    </style:style>
    <style:style style:name="T26" style:family="text">
      <style:text-properties style:font-style-asian="normal" style:font-style-complex="normal"/>
    </style:style>
    <style:style style:name="T27" style:family="text">
      <style:text-properties officeooo:rsid="000e990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23"/>
      <text:p text:style-name="P24">Programmation fonctionelle</text:p>
      <text:list xml:id="list908781072" text:style-name="L2">
        <text:list-item>
          <text:p text:style-name="P27"><text:span text:style-name="T1">Avantages</text:span></text:p>
        </text:list-item>
      </text:list>
      <text:list xml:id="list4109707752" text:style-name="L1">
        <text:list-item>
          <text:p text:style-name="P26"><text:span text:style-name="T1">Principes</text:span></text:p>
          <text:list>
            <text:list-item>
              <text:p text:style-name="P26"><text:span text:style-name="T1">Fonction pure</text:span></text:p>
            </text:list-item>
            <text:list-item>
              <text:p text:style-name="P25">Immuabilité</text:p>
            </text:list-item>
            <text:list-item>
              <text:p text:style-name="P25">Fonction d’ordre supérieur</text:p>
            </text:list-item>
            <text:list-item>
              <text:p text:style-name="P25">Récursivité</text:p>
            </text:list-item>
            <text:list-item>
              <text:p text:style-name="P28">Transparence référentielle</text:p>
            </text:list-item>
          </text:list>
        </text:list-item>
      </text:list>
      <text:p text:style-name="P24"/>
      <text:p text:style-name="P24"/>
      <text:p text:style-name="P24">La programmation fonctionnelle est un paradigme de programmation de type déclaratif qui considère le calcul en tant qu’évaluation de fonction mathématique.</text:p>
      <text:p text:style-name="P29">L’origine de la conception du paradigme vient du lambda-calcul.</text:p>
      <text:p text:style-name="P24"/>
      <table:table table:name="Table1" table:style-name="Table1">
        <table:table-column table:style-name="Table1.A"/>
        <table:table-row>
          <table:table-cell table:style-name="Table1.A1" office:value-type="string">
            <text:p text:style-name="P18">f : x → x + 1</text:p>
          </table:table-cell>
        </table:table-row>
      </table:table>
      <text:p text:style-name="P24"/>
      <text:p text:style-name="P24">Le paradigme repose sur élément mathématique considéré comme l’objet de base pour tout unité de traitement : la Fonction. Tout opération est effectué à l’aide de fonction et tout objet est une fonction. Formellement, <text:span text:style-name="T2">une fonction est une relation entre un ensemble d’entrée et un ensemble de sorties, avec la propriété que chaque entrée est liée au plus à une unique sortie. </text:span></text:p>
      <text:p text:style-name="P24"/>
      <text:h text:style-name="Heading_20_2" text:outline-level="2">Avantages</text:h>
      <text:list xml:id="list3476013153" text:style-name="L3">
        <text:list-item>
          <text:p text:style-name="P3"><text:span text:style-name="T25">La </text:span><text:span text:style-name="T5">FP</text:span><text:span text:style-name="T8"> s’affranchit de façon radicale des effets secondaires / effets de bords en interdisant toute opération d’affectation. </text:span><text:span text:style-name="T12">(Voir - </text:span><text:span text:style-name="T13">Fonction pure</text:span><text:span text:style-name="T12">)</text:span></text:p>
        </text:list-item>
        <text:list-item>
          <text:p text:style-name="P3"><text:span text:style-name="T8">Le paradigme n’utilise pas de machines à état pour décrire une programme mais un emboîtement de fonction agissant comme des « boîtes noires » que l’ont peut imbriquer les unes contres les autres. </text:span><text:span text:style-name="T9">(Voir - </text:span><text:span text:style-name="T11">Composition</text:span><text:span text:style-name="T9">)</text:span></text:p>
        </text:list-item>
        <text:list-item>
          <text:p text:style-name="P4"><text:span text:style-name="T9">L</text:span><text:span text:style-name="T7">a mise en œuvre des langages fonctionnels fait un usage sophistiqué de la pile, car l’on s’affranchit de la nécessité de stocker des données temporaires en faisant appel à la récursivité. </text:span><text:span text:style-name="T10">(Voir - Récursivité)</text:span></text:p>
        </text:list-item>
      </text:list>
      <text:p text:style-name="P2"><text:span text:style-name="T8"/></text:p>
      <text:p text:style-name="P1">Les avantages les plus bénéfique vienne de deux principes : L’<text:span text:style-name="T3">immutabilité </text:span>et la <text:span text:style-name="T3">composition</text:span>. L’immutabilité d’un objet assure qu’il ne changera pas par <text:span text:style-name="T4">effet de bord.</text:span><text:span text:style-name="T7">Le programmeur à l’assurance que les entrées et les sorties d’une fonction ne changeront pas.</text:span></text:p>
      <text:p text:style-name="P1"><text:span text:style-name="T7">La composition va permettre de composer des fonctions qui seront chaînées pour les appeler. En programmation procédurale, le programmeur devrait effectué des appels de fonction et stocker les valeurs dans une variable temporaire.</text:span></text:p>
      <table:table table:name="Table2" table:style-name="Table2">
        <table:table-column table:style-name="Table2.A" table:number-columns-repeated="2"/>
        <table:table-row>
          <table:table-cell table:style-name="Table2.A1" office:value-type="string">
            <text:p text:style-name="P20">Programmation <text:span text:style-name="T23">impérative</text:span></text:p>
          </table:table-cell>
          <table:table-cell table:style-name="Table2.B1" office:value-type="string">
            <text:p text:style-name="P20">Programmation <text:span text:style-name="T23">déclarative</text:span></text:p>
          </table:table-cell>
        </table:table-row>
        <table:table-row>
          <table:table-cell table:style-name="Table2.A2" office:value-type="string">
            <text:p text:style-name="P22">La programmation impérative décrit les opérations en séquence d’instructions exécutés pour modifier <text:span text:style-name="T24">l’état</text:span> du programme.</text:p>
          </table:table-cell>
          <table:table-cell table:style-name="Table2.B2" office:value-type="string">
            <text:p text:style-name="P22">La programmation déclarative décrit un programme sous la forme d’une description de la solution par rapport à un état initiale.</text:p>
          </table:table-cell>
        </table:table-row>
        <text:soft-page-break/>
        <table:table-row>
          <table:table-cell table:style-name="Table2.A2" office:value-type="string">
            <text:p text:style-name="P21">Programmation fonctionnelle</text:p>
          </table:table-cell>
          <table:table-cell table:style-name="Table2.B2" office:value-type="string">
            <text:p text:style-name="P21">Programmation orienté objet</text:p>
          </table:table-cell>
        </table:table-row>
        <table:table-row table:style-name="Table2.4">
          <table:table-cell table:style-name="Table2.A2" office:value-type="string">
            <text:p text:style-name="P19">La programmation fonctionnelle est un paradigme mettant en avant la programmation par des évaluations de fonctions.</text:p>
          </table:table-cell>
          <table:table-cell table:style-name="Table2.B2" office:value-type="string">
            <text:p text:style-name="P22"><text:s/><text:span text:style-name="T2">La programmation est un paradigme permettant de représenter sous forme d’objet hiérarchisé les fonctionnalités d’un logiciel</text:span></text:p>
          </table:table-cell>
        </table:table-row>
      </table:table>
      <text:p text:style-name="P5"/>
      <text:p text:style-name="P6"><text:span text:style-name="T8">L</text:span><text:span text:style-name="T7">a programmation structuré qui consistait </text:span><text:span text:style-name="T14">en autre</text:span><text:span text:style-name="T7"> à </text:span><text:span text:style-name="T14">restreindre des variables dans un domaine (procédure, méthode, etc.) avec une portée strictement limité à celui-ci ainsi que l’encapsulation de données, la technique qui consiste à restreindre la manipulation des variables au seul domaine de la classe à l’intérieur à laquelle elle sont définit ou via des accesseurs/mutateurs ne suffisent plus. La tâche consistant à repérer un effet de bord et bien trop complexe dans des programmes à large tailles. Il n’est plus possible pour un programmeur d’avoir un modèle exact de l’état de la mémoire, même si les IDE aident à repérer les traces d’appels (</text:span><text:span text:style-name="T6">stacktrace</text:span><text:span text:style-name="T14">) de méthode.</text:span></text:p>
      <text:p text:style-name="P6"><text:span text:style-name="T14"/></text:p>
      <text:h text:style-name="Heading_20_2" text:outline-level="2"><text:span text:style-name="T14">P</text:span><text:span text:style-name="T7">rincipe</text:span></text:h>
      <text:list xml:id="list4152563018" text:style-name="L4">
        <text:list-item>
          <text:p text:style-name="P9"><text:span text:style-name="T16">Fonction pure</text:span><text:span text:style-name="T7"> : Elle compo</text:span><text:span text:style-name="T15">r</text:span><text:span text:style-name="T7">te deux propriété</text:span><text:span text:style-name="T15">s :</text:span></text:p>
        </text:list-item>
      </text:list>
      <text:list xml:id="list1338992401" text:style-name="L9">
        <text:list-item>
          <text:p text:style-name="P13"><text:span text:style-name="T7">La valeur de retour est consistante pour les même valeurs </text:span><text:span text:style-name="T15">d’</text:span><text:span text:style-name="T7">arguments</text:span></text:p>
        </text:list-item>
        <text:list-item>
          <text:p text:style-name="P13"><text:span text:style-name="T15">Son évaluation n’a pas d’effet de bord.</text:span></text:p>
        </text:list-item>
      </text:list>
      <text:list xml:id="list71816742340001" text:continue-list="list4152563018" text:style-name="L4">
        <text:list-header>
          <text:p text:style-name="P30">Les avantages : <text:span text:style-name="T27">Il n’y a pas d’effet de bord / Facile à tester unitairement / peut-être rejouer </text:span></text:p>
          <text:p text:style-name="P10"><text:span text:style-name="T15">à l’infini, car fonction renvoie toujours même valeur de retour</text:span></text:p>
        </text:list-header>
      </text:list>
      <text:p text:style-name="Standard"/>
      <text:list xml:id="list71816972772463" text:continue-numbering="true" text:style-name="L4">
        <text:list-item>
          <text:p text:style-name="P8"><text:span text:style-name="T16">Immutabilité </text:span><text:span text:style-name="T7">: </text:span><text:span text:style-name="T15">permet de s’assurer de la valeur des variables du début à la fin des opérations.</text:span></text:p>
        </text:list-item>
        <text:list-item>
          <text:p text:style-name="P8"><text:span text:style-name="T16">Fonction d’ordre supérieur </text:span><text:span text:style-name="T7">: </text:span><text:span text:style-name="T15">Les fonctions d’ordre supérieur sont des fonctions qui possèdent au moins une ou les propriétés suivantes :</text:span></text:p>
        </text:list-item>
      </text:list>
      <text:list xml:id="list151678401" text:style-name="L6">
        <text:list-item>
          <text:p text:style-name="P14"><text:span text:style-name="T7">Recevoir une ou plusieurs fonction en </text:span><text:span text:style-name="T19">paramètre</text:span></text:p>
        </text:list-item>
        <text:list-item>
          <text:p text:style-name="P14"><text:span text:style-name="T7">Renvoyer une fonction</text:span></text:p>
        </text:list-item>
      </text:list>
      <text:list xml:id="list71817159187736" text:continue-list="list71816972772463" text:style-name="L4">
        <text:list-item>
          <text:p text:style-name="P15"><text:span text:style-name="T7">Récursivité : </text:span><text:span text:style-name="T21">La programmation fonctionnelle peut-être utilisé de façon récursive. En informatique et en logique, une fonction ou plus généralement un algorithme qui contient à un appel à elle-même est dit récursive.</text:span></text:p>
        </text:list-item>
        <text:list-item>
          <text:p text:style-name="P11"><text:span text:style-name="T17">Transparence référentielle : </text:span><text:span text:style-name="T22">La transparence référentielle est une propriété des expressions et est défini selon deux propriétés :</text:span></text:p>
        </text:list-item>
      </text:list>
      <text:list xml:id="list2044329908" text:style-name="L10">
        <text:list-item>
          <text:p text:style-name="P16"><text:span text:style-name="T22">Une expression est </text:span><text:span text:style-name="T18">référentiellement transparente </text:span><text:span text:style-name="T22">si elle peut-être remplacée par sa valeur sans changer le comportement du programme. (c’est à dire que le programme a les même effets et les même sorties pour les mêmes entrées, indépendamment du contexte d’exécution)</text:span></text:p>
        </text:list-item>
        <text:list-item>
          <text:p text:style-name="P17"><text:span text:style-name="T20">Une expression est </text:span><text:span text:style-name="T16">référentiellement opaqu</text:span><text:span text:style-name="T20">e si elle n’est pas référentielle transparente.</text:span></text:p>
        </text:list-item>
        <text:list-item>
          <text:p text:style-name="P17"><text:soft-page-break/><text:span text:style-name="T20">Si toute les fonction impliquées dans une expression sont pures alors l’expression est référentiellement transparente. Mais la réciproque est fausse : une expression référentiellement transparente peut impliquer des fonctions impures.</text:span></text:p>
        </text:list-item>
      </text:list>
      <text:p text:style-name="P7"><text:span text:style-name="T7"/></text:p>
      <text:p text:style-name="P7"><text:span text:style-name="T7"/></text:p>
      <text:p text:style-name="P7"><text:span text:style-name="T7"/></text:p>
      <text:p text:style-name="P7"><text:span text:style-name="T7">Glossaire :</text:span></text:p>
      <text:p text:style-name="P12"><text:span text:style-name="T26">Effet de bord (side-effect) : En informatique, une fonction est dite à effet de bord si elle modifie un état en dehors de son environnement local, c'est-à-dire a une interaction observable avec le monde extérieur autre que retourner une valeu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in Moden Math" svg:font-family="'Latin Moden Math'"/>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H"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noc Sese</meta:initial-creator>
    <meta:creation-date>2018-12-17T18:14:49.130777548</meta:creation-date>
    <dc:date>2018-12-20T07:18:16.141714688</dc:date>
    <dc:creator>Henoc Sese</dc:creator>
    <meta:editing-duration>P2DT11H41M39S</meta:editing-duration>
    <meta:editing-cycles>10</meta:editing-cycles>
    <meta:generator>LibreOffice/5.4.6.2$MacOSX_X86_64 LibreOffice_project/4014ce260a04f1026ba855d3b8d91541c224eab8</meta:generator>
    <meta:document-statistic meta:table-count="2" meta:image-count="0" meta:object-count="0" meta:page-count="3" meta:paragraph-count="44" meta:word-count="761" meta:character-count="4913" meta:non-whitespace-character-count="4217"/>
  </office:meta>
</office:document-meta>
</file>